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5.91pt"/>
    </style:style>
    <style:style style:name="co2" style:family="table-column">
      <style:table-column-properties fo:break-before="auto" style:column-width="135.04pt"/>
    </style:style>
    <style:style style:name="co3" style:family="table-column">
      <style:table-column-properties fo:break-before="auto" style:column-width="364.34pt"/>
    </style:style>
    <style:style style:name="co4" style:family="table-column">
      <style:table-column-properties fo:break-before="auto" style:column-width="140.46pt"/>
    </style:style>
    <style:style style:name="co5" style:family="table-column">
      <style:table-column-properties fo:break-before="auto" style:column-width="250.84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72.91pt"/>
    </style:style>
    <style:style style:name="co8" style:family="table-column">
      <style:table-column-properties fo:break-before="auto" style:column-width="158.26pt"/>
    </style:style>
    <style:style style:name="co9" style:family="table-column">
      <style:table-column-properties fo:break-before="auto" style:column-width="57.86pt"/>
    </style:style>
    <style:style style:name="co10" style:family="table-column">
      <style:table-column-properties fo:break-before="auto" style:column-width="65.59pt"/>
    </style:style>
    <style:style style:name="co11" style:family="table-column">
      <style:table-column-properties fo:break-before="auto" style:column-width="429.96pt"/>
    </style:style>
    <style:style style:name="co12" style:family="table-column">
      <style:table-column-properties fo:break-before="auto" style:column-width="240.04pt"/>
    </style:style>
    <style:style style:name="co13" style:family="table-column">
      <style:table-column-properties fo:break-before="auto" style:column-width="201.71pt"/>
    </style:style>
    <style:style style:name="co14" style:family="table-column">
      <style:table-column-properties fo:break-before="auto" style:column-width="146.64pt"/>
    </style:style>
    <style:style style:name="co15" style:family="table-column">
      <style:table-column-properties fo:break-before="auto" style:column-width="380.55pt"/>
    </style:style>
    <style:style style:name="co16" style:family="table-column">
      <style:table-column-properties fo:break-before="auto" style:column-width="100.35pt"/>
    </style:style>
    <style:style style:name="co17" style:family="table-column">
      <style:table-column-properties fo:break-before="auto" style:column-width="251.6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46.49pt" fo:break-before="auto" style:use-optimal-row-height="true"/>
    </style:style>
    <style:style style:name="ro4" style:family="table-row">
      <style:table-row-properties style:row-height="35.26pt" fo:break-before="auto" style:use-optimal-row-height="true"/>
    </style:style>
    <style:style style:name="ro5" style:family="table-row">
      <style:table-row-properties style:row-height="136.49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4.01pt" fo:break-before="auto" style:use-optimal-row-height="true"/>
    </style:style>
    <style:style style:name="ro8" style:family="table-row">
      <style:table-row-properties style:row-height="125.8pt" fo:break-before="auto" style:use-optimal-row-height="false"/>
    </style:style>
    <style:style style:name="ro9" style:family="table-row">
      <style:table-row-properties style:row-height="171.75pt" fo:break-before="auto" style:use-optimal-row-height="false"/>
    </style:style>
    <style:style style:name="ro10" style:family="table-row">
      <style:table-row-properties style:row-height="23.24pt" fo:break-before="auto" style:use-optimal-row-height="false"/>
    </style:style>
    <style:style style:name="ro11" style:family="table-row">
      <style:table-row-properties style:row-height="25pt" fo:break-before="auto" style:use-optimal-row-height="true"/>
    </style:style>
    <style:style style:name="ro12" style:family="table-row">
      <style:table-row-properties style:row-height="36pt" fo:break-before="auto" style:use-optimal-row-height="true"/>
    </style:style>
    <style:style style:name="ro13" style:family="table-row">
      <style:table-row-properties style:row-height="13.01pt" fo:break-before="auto" style:use-optimal-row-height="true"/>
    </style:style>
    <style:style style:name="ro14" style:family="table-row">
      <style:table-row-properties style:row-height="47pt" fo:break-before="auto" style:use-optimal-row-height="true"/>
    </style:style>
    <style:style style:name="ro15" style:family="table-row">
      <style:table-row-properties style:row-height="58pt" fo:break-before="auto" style:use-optimal-row-height="true"/>
    </style:style>
    <style:style style:name="ro16" style:family="table-row">
      <style:table-row-properties style:row-height="31.49pt" fo:break-before="auto" style:use-optimal-row-height="false"/>
    </style:style>
    <style:style style:name="ro17" style:family="table-row">
      <style:table-row-properties style:row-height="69pt" fo:break-before="auto" style:use-optimal-row-height="true"/>
    </style:style>
    <style:style style:name="ro18" style:family="table-row">
      <style:table-row-properties style:row-height="117.01pt" fo:break-before="auto" style:use-optimal-row-height="false"/>
    </style:style>
    <style:style style:name="ro19" style:family="table-row">
      <style:table-row-properties style:row-height="34.75pt" fo:break-before="auto" style:use-optimal-row-height="false"/>
    </style:style>
    <style:style style:name="ro20" style:family="table-row">
      <style:table-row-properties style:row-height="267.99pt" fo:break-before="auto" style:use-optimal-row-height="false"/>
    </style:style>
    <style:style style:name="ro21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7" style:family="table-cell" style:parent-style-name="Default">
      <style:table-cell-properties fo:background-color="#add58a" style:text-align-source="fix" style:repeat-content="false" style:vertical-align="middl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wrap-option="wrap"/>
    </style:style>
    <style:style style:name="ce63" style:family="table-cell" style:parent-style-name="Default">
      <style:table-cell-properties fo:background-color="#add58a" style:text-align-source="fix" style:repeat-content="false" fo:wrap-option="wrap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wrap-option="wrap"/>
      <style:text-properties style:font-name="Arial"/>
    </style:style>
    <style:style style:name="ce65" style:family="table-cell" style:parent-style-name="Default">
      <style:table-cell-properties fo:background-color="#add58a" style:text-align-source="fix" style:repeat-content="false"/>
      <style:paragraph-properties fo:text-align="center" fo:margin-left="0pt"/>
      <style:text-properties style:font-name="Arial"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72bf44" style:text-align-source="fix" style:repeat-content="false" style:vertical-align="middle"/>
      <style:paragraph-properties fo:text-align="center" fo:margin-left="0pt"/>
      <style:text-properties fo:color="#e0efd4" style:font-name="Arial" fo:font-weight="bold" style:font-weight-asian="bold" style:font-weight-complex="bold"/>
    </style:style>
    <style:style style:name="ce67" style:family="table-cell" style:parent-style-name="Default">
      <style:table-cell-properties fo:background-color="#faa61a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ed1c24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69" style:family="table-cell" style:parent-style-name="Default">
      <style:table-cell-properties fo:background-color="#00b6bd" style:text-align-source="fix" style:repeat-content="false" fo:wrap-option="wrap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666666" style:text-align-source="fix" style:repeat-content="false" style:vertical-align="middle"/>
      <style:paragraph-properties fo:text-align="center" fo:margin-left="0pt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loext:vertical-justify="auto"/>
    </style:style>
    <style:style style:name="ce75" style:family="table-cell" style:parent-style-name="Default">
      <style:table-cell-properties fo:background-color="#bce4e5" fo:wrap-option="wrap"/>
    </style:style>
    <style:style style:name="ce76" style:family="table-cell" style:parent-style-name="Default">
      <style:table-cell-properties fo:background-color="#f7a19a"/>
    </style:style>
    <style:style style:name="ce77" style:family="table-cell" style:parent-style-name="Default">
      <style:table-cell-properties fo:background-color="#ce181e"/>
      <style:text-properties fo:color="#eeeeee"/>
    </style:style>
    <style:style style:name="ce25" style:family="table-cell" style:parent-style-name="Default">
      <style:table-cell-properties fo:background-color="#bce4e5" fo:wrap-option="wrap" loext:vertical-justify="auto"/>
    </style:style>
    <style:style style:name="ce23" style:family="table-cell" style:parent-style-name="Default">
      <style:table-cell-properties fo:background-color="#f7a19a" fo:wrap-option="wrap" loext:vertical-justify="auto"/>
    </style:style>
    <style:style style:name="ce26" style:family="table-cell" style:parent-style-name="Default">
      <style:table-cell-properties fo:background-color="#fff685"/>
    </style:style>
    <style:style style:name="ce78" style:family="table-cell" style:parent-style-name="Default">
      <style:table-cell-properties fo:background-color="#b2b2b2" style:text-align-source="fix" style:repeat-content="false" fo:wrap-option="wrap" style:vertical-align="middle" loext:vertical-justify="distribute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true" fo:wrap-option="wrap" style:vertical-align="justify" loext:vertical-justify="distribute"/>
      <style:paragraph-properties fo:text-align="start"/>
    </style:style>
    <style:style style:name="ce27" style:family="table-cell" style:parent-style-name="Default">
      <style:table-cell-properties style:text-align-source="fix" style:repeat-content="true" fo:wrap-option="wrap" style:vertical-align="justify" loext:vertical-justify="auto"/>
      <style:paragraph-properties fo:text-align="start"/>
    </style:style>
    <style:style style:name="ce38" style:family="table-cell" style:parent-style-name="Default">
      <style:table-cell-properties style:text-align-source="fix" style:repeat-content="true" fo:background-color="transparent" fo:wrap-option="wrap" style:vertical-align="justify" loext:vertical-justify="auto"/>
      <style:paragraph-properties fo:text-align="start"/>
    </style:style>
    <style:style style:name="ce80" style:family="table-cell" style:parent-style-name="Default">
      <style:table-cell-properties fo:background-color="#89c765"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1" style:family="table-cell" style:parent-style-name="Default">
      <style:table-cell-properties fo:background-color="#faa61a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ackground-color="#820f71" style:text-align-source="fix" style:repeat-content="false" fo:wrap-option="wrap" style:vertical-align="middle"/>
      <style:paragraph-properties fo:text-align="center" fo:margin-left="0pt"/>
      <style:text-properties fo:color="#dddddd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3" style:family="table-cell" style:parent-style-name="Default">
      <style:table-cell-properties fo:background-color="#89c765" style:text-align-source="fix" style:repeat-content="false" fo:wrap-option="wrap" style:vertical-align="middle" loext:vertical-justify="auto"/>
      <style:paragraph-properties fo:text-align="center" fo:margin-left="0pt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dfcce4" style:text-align-source="fix" style:repeat-content="false" style:vertical-align="middle"/>
      <style:paragraph-properties fo:text-align="center" fo:margin-left="0pt"/>
      <style:text-properties fo:color="#000000" fo:font-weight="bold" style:font-weight-asian="bold" style:font-weight-complex="bold"/>
    </style:style>
    <style:style style:name="ce41" style:family="table-cell" style:parent-style-name="Default">
      <style:table-cell-properties fo:background-color="#820f71" style:text-align-source="fix" style:repeat-content="false" fo:wrap-option="wrap" style:vertical-align="middle" loext:vertical-justify="auto"/>
      <style:paragraph-properties fo:text-align="center" fo:margin-left="0pt"/>
      <style:text-properties fo:color="#dddddd" fo:font-weight="bold" style:font-weight-asian="bold" style:font-weight-complex="bold"/>
    </style:style>
    <style:style style:name="ce82" style:family="table-cell" style:parent-style-name="Default">
      <style:table-cell-properties fo:background-color="#ce181e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83" style:family="table-cell" style:parent-style-name="Default">
      <style:table-cell-properties fo:background-color="#f58220" style:text-align-source="fix" style:repeat-content="false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  <style:text-properties fo:color="#eeeeee" fo:font-weight="bold" style:font-weight-asian="bold" style:font-weight-complex="bold"/>
    </style:style>
    <style:style style:name="ce36" style:family="table-cell" style:parent-style-name="Default">
      <style:table-cell-properties fo:background-color="#f58220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53" style:family="table-cell" style:parent-style-name="Default">
      <style:table-cell-properties fo:background-color="#ce181e" style:text-align-source="fix" style:repeat-content="false" fo:wrap-option="wrap" style:vertical-align="middle" loext:vertical-justify="auto"/>
      <style:paragraph-properties fo:text-align="center" fo:margin-left="0pt"/>
      <style:text-properties fo:color="#eeeeee" fo:font-weight="bold" style:font-weight-asian="bold" style:font-weight-complex="bold"/>
    </style:style>
    <style:style style:name="ce84" style:family="table-cell" style:parent-style-name="Default">
      <style:table-cell-properties fo:wrap-option="wrap" style:vertical-align="middl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complex="bold" fo:color="#579835" fo:font-weight="bold" style:font-weight-asian="bold"/>
    </style:style>
    <style:style style:name="T3" style:family="text">
      <style:text-properties fo:color="#ef413d" fo:font-weight="bold" style:font-weight-asian="bold" style:font-weight-complex="bold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5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size="10pt" fo:color="#579835" fo:font-weight="bold" style:font-weight-asian="bold" style:font-weight-complex="bold"/>
    </style:style>
    <style:style style:name="T6" style:family="text">
      <style:text-properties fo:color="#579835" fo:font-weight="bold" style:font-weight-asian="bold" style:font-weight-complex="bold"/>
    </style:style>
    <style:style style:name="T7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fo:color="#ef413d" fo:font-weight="bold" style:font-weight-complex="bold"/>
    </style:style>
    <style:style style:name="T8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fo:color="#ef413d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uivi proj CAL" table:style-name="ta1">
        <table:table-column table:style-name="co1" table:default-cell-style-name="ce58"/>
        <table:table-column table:style-name="co2" table:default-cell-style-name="ce58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70"/>
        <table:table-column table:style-name="co6" table:number-columns-repeated="1018" table:default-cell-style-name="Default"/>
        <table:table-row table:style-name="ro1">
          <table:table-cell table:style-name="ce57" office:value-type="string" calcext:value-type="string">
            <text:p>Qui ?</text:p>
          </table:table-cell>
          <table:table-cell table:style-name="ce57" office:value-type="string" calcext:value-type="string">
            <text:p>Type retour</text:p>
          </table:table-cell>
          <table:table-cell table:style-name="ce60" office:value-type="string" calcext:value-type="string">
            <text:p>Signalement anomalie/correctif</text:p>
          </table:table-cell>
          <table:table-cell table:style-name="ce60" office:value-type="string" calcext:value-type="string">
            <text:p>Note/commentaire</text:p>
          </table:table-cell>
          <table:table-cell table:style-name="ce63" office:value-type="string" calcext:value-type="string">
            <text:p>Solution apportée</text:p>
          </table:table-cell>
          <table:table-cell table:style-name="ce65" office:value-type="string" calcext:value-type="string">
            <text:p>état</text:p>
          </table:table-cell>
          <table:table-cell table:style-name="ce65" office:value-type="string" calcext:value-type="string">
            <text:p>Priorité</text:p>
          </table:table-cell>
          <table:table-cell table:style-name="ce65" table:number-columns-repeated="1017"/>
        </table:table-row>
        <table:table-row table:style-name="ro2">
          <table:table-cell office:value-type="string" calcext:value-type="string">
            <text:p>Sabrina</text:p>
          </table:table-cell>
          <table:table-cell office:value-type="string" calcext:value-type="string">
            <text:p>évolution/correctif</text:p>
          </table:table-cell>
          <table:table-cell table:style-name="ce61" office:value-type="string" calcext:value-type="string">
            <text:p>amélioration/premiere page/ numéro de voirie et nom de rue: ils sont obligatoires or la grange aux abeilles n'en n'a pas. je propose que quand on rentre un lieu dit ça desactive ces deux champs sils ne sont pas remplis?</text:p>
          </table:table-cell>
          <table:table-cell table:style-name="ce61"/>
          <table:table-cell table:style-name="ce64" office:value-type="string" calcext:value-type="string">
            <text:p>Les champs n° voirie + rue ne sont plus obligatoire. Le producteur doit renseigner sont adresse correctement.</text:p>
          </table:table-cell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table:style-name="ce61" office:value-type="string" calcext:value-type="string">
            <text:p>Charger toutes les listes depuis $_SERVER['DOCUMENT_ROOT']/res/data/*. Les fichies présents dans $_SERVER['DOCUMENT_ROOT']/res/data/ sont des fichiers plats lisibles et modifiables par les membres CET (administration des choix)</text:p>
          </table:table-cell>
          <table:table-cell table:style-name="ce61"/>
          <table:table-cell table:style-name="ce64"/>
          <table:table-cell table:style-name="ce66" office:value-type="string" calcext:value-type="string">
            <text:p>fait</text:p>
          </table:table-cell>
          <table:table-cell table:number-columns-repeated="1018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ajouter depuis quand l'exploitation est en bio et possibilité de noter si elle est non certifiée quel mode de conduite (permaculture, conversion bio, agriculture naturelle, agroforesterie...)(menu déroulant avec option autr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5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Quelles seraient vos besoins par rapport à un annuaire hébergé par une plateforme informatique ?</text:p>
            <text:p/>
            <text:p>Dans les options concernant les besoins et attentes des producteurs, inclure au menu déroulant</text:p>
            <text:p/>
            <text:p>-Entraide paysanne et/ou associative lors de chantiers collectifs ponctuels pour faire face à la charge de travail</text:p>
            <text:p/>
            <text:p>-Gestion des invendus et des produits déclassés</text:p>
            <text:p/>
            <text:p>-Accès ponctuel à un laboratoire de transformation ou cuisine collective</text:p>
          </table:table-cell>
          <table:table-cell table:style-name="ce62" table:number-columns-repeated="2"/>
          <table:table-cell table:style-name="ce67" office:value-type="string" calcext:value-type="string">
            <text:p>a faire</text:p>
          </table:table-cell>
          <table:table-cell table:style-name="ce62" table:number-columns-repeated="1018"/>
        </table:table-row>
        <table:table-row table:style-name="ro2">
          <table:table-cell table:style-name="ce59" office:value-type="string" calcext:value-type="string">
            <text:p>Duy Minh</text:p>
          </table:table-cell>
          <table:table-cell table:style-name="ce59" office:value-type="string" calcext:value-type="string">
            <text:p>Documentation</text:p>
          </table:table-cell>
          <table:table-cell table:style-name="ce62" office:value-type="string" calcext:value-type="string">
            <text:p>Documentation technique / architecture MVC / conf php ect : documenter le travail fait pour faciliter la maintenance et/ou la compréhension du code.</text:p>
          </table:table-cell>
          <table:table-cell table:style-name="ce62"/>
          <table:table-cell table:style-name="ce62" office:value-type="string" calcext:value-type="string">
            <text:p>Fil d’Arianne en place : possibilité de la rendre clickable (Ex: click sur page “Récapitulatif” dans le fil d’arianne &gt;&gt; navigation vers la page récap.</text:p>
          </table:table-cell>
          <table:table-cell table:style-name="ce67" office:value-type="string" calcext:value-type="string">
            <text:p>a faire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6">
          <table:table-cell office:value-type="string" calcext:value-type="string">
            <text:p>Thomas / Duy Minh</text:p>
          </table:table-cell>
          <table:table-cell office:value-type="string" calcext:value-type="string">
            <text:p>évolution/correctif</text:p>
          </table:table-cell>
          <table:table-cell office:value-type="string" calcext:value-type="string">
            <text:p>Fil d’Arianne : faciliter la lecture du process questionnaire.</text:p>
          </table:table-cell>
          <table:table-cell table:number-columns-repeated="2"/>
          <table:table-cell table:style-name="ce66" office:value-type="string" calcext:value-type="string">
            <text:p>fai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Gestion des session PHP multiples.</text:p>
          </table:table-cell>
          <table:table-cell/>
          <table:table-cell table:style-name="ce62" office:value-type="string" calcext:value-type="string">
            <text:p>Session ID = hash sha256 du couple de clés $email.$motdepasse</text:p>
          </table:table-cell>
          <table:table-cell table:style-name="ce66" office:value-type="string" calcext:value-type="string">
            <text:p>fai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2">
          <table:table-cell table:style-name="ce59" office:value-type="string" calcext:value-type="string">
            <text:p>Groupe de trv CET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https://semestriel.framapad.org/p/qsfk6y2fkm-9gxp?lang=fr&amp;utm_source=discussion_mailer&amp;utm_medium=email&amp;utm_campaign=new_comment</text:p>
          </table:table-cell>
          <table:table-cell table:style-name="ce62" office:value-type="string" calcext:value-type="string">
            <text:p>à intégrer au questionnaires pour le mardi 2 juin</text:p>
          </table:table-cell>
          <table:table-cell table:style-name="ce6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Modélisation MySql Workbench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Scrpts mysql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Thomas</text:p>
          </table:table-cell>
          <table:table-cell office:value-type="string" calcext:value-type="string">
            <text:p>amélioration technique</text:p>
          </table:table-cell>
          <table:table-cell office:value-type="string" calcext:value-type="string">
            <text:p>Refactoring code view Sessions php</text:p>
          </table:table-cell>
          <table:table-cell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2" office:value-type="string" calcext:value-type="string">
            <text:p>For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PDF pour href/liens sur pages questionnaire : “Prendre connaissance de notre politique relative aux données numériques.”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Thomas / Duy Minh</text:p>
          </table:table-cell>
          <table:table-cell office:value-type="string" calcext:value-type="string">
            <text:p>amélioration technique</text:p>
          </table:table-cell>
          <table:table-cell table:style-name="ce62" office:value-type="string" calcext:value-type="string">
            <text:p>Constantes : XML serialisable vers Class. Possiilitée d’administrer tous les libellés et textes de toutes les pages.</text:p>
          </table:table-cell>
          <table:table-cell table:style-name="ce62"/>
          <table:table-cell table:style-name="ce62" office:value-type="string" calcext:value-type="string">
            <text:p>en cours : lecture de fichiers plats pour listes et textes informatifs.</text:p>
          </table:table-cell>
          <table:table-cell table:style-name="ce69" office:value-type="string" calcext:value-type="string">
            <text:p>en cours</text:p>
          </table:table-cell>
          <table:table-cell table:style-name="ce71" office:value-type="string" calcext:value-type="string">
            <text:p>basse</text:p>
          </table:table-cell>
          <table:table-cell table:style-name="ce62" table:number-columns-repeated="1017"/>
        </table:table-row>
        <table:table-row table:style-name="ro4">
          <table:table-cell table:style-name="ce59" office:value-type="string" calcext:value-type="string">
            <text:p>Céline</text:p>
          </table:table-cell>
          <table:table-cell table:style-name="ce59" office:value-type="string" calcext:value-type="string">
            <text:p>besoin à prendre en compte</text:p>
          </table:table-cell>
          <table:table-cell table:style-name="ce62" office:value-type="string" calcext:value-type="string">
            <text:p>Lien questionaire+annuaire &lt;&gt; réseaux sociaux. Les événements Facebook sont un outil incontestable &gt;&gt; automatiser la création d’événement Facebook+Instagram &gt;&gt;&gt; étude technique à fair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7">
          <table:table-cell table:style-name="ce59" office:value-type="string" calcext:value-type="string">
            <text:p>Groupe de trv CET</text:p>
          </table:table-cell>
          <table:table-cell table:style-name="ce59" office:value-type="string" calcext:value-type="string">
            <text:p>évolution/correctif</text:p>
          </table:table-cell>
          <table:table-cell table:style-name="ce62" office:value-type="string" calcext:value-type="string">
            <text:p>Produits : deux niveaux. D’abord la catégorie de produit, ensuite la fiche produit si souhaité. La fiche produit détaillé sera proposée uniquement.</text:p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8">
          <table:table-cell table:style-name="ce59" office:value-type="string" calcext:value-type="string">
            <text:p>Céline</text:p>
          </table:table-cell>
          <table:table-cell office:value-type="string" calcext:value-type="string">
            <text:p>évolution/correctif</text:p>
          </table:table-cell>
          <table:table-cell table:style-name="ce62" office:value-type="string" calcext:value-type="string">
            <text:p>Catégories de produits. 4 choix : Bonsoir,</text:p>
            <text:p/>
            <text:p>Voici les4 grandes familles de produits et les catégories de produits comme tu me l'as demandé Thomas. Je te prépare la liste des produits dans chaque catégorie.</text:p>
            <text:p/>
            <text:p>I)produits frais Légumes ,fruits de saison, viande au détail ou en colis, charcuterie, produits laitiers, œufs, volailles,traiteur, pâtisseries, pain , fromage, champignons, miel et produits de la ruche…</text:p>
            <text:p/>
            <text:p>    II)produits secs (épicerie) :Farines, huiles, condiments, légumes secs, fruits secs, tisanes, conserves, confitures, cafés, thés ,chocolats, confiseries, pâtes, céréales, riz, légumineuses</text:p>
            <text:p/>
            <text:p>    III) boissons avec ou sans alcool : Vins, bière, cidre, jus de fruits, sirop, limonade, autres boissons fermentées</text:p>
            <text:p/>
            <text:p>    IV)Autres produits d’hygiène , produits d’entretien, couches, compléments alimentaires, huiles essentielles, produits d’alimentation pour animaux, artisanat local, vêtements</text:p>
            <text:p/>
          </table:table-cell>
          <table:table-cell table:style-name="ce62" table:number-columns-repeated="2"/>
          <table:table-cell table:style-name="ce69" office:value-type="string" calcext:value-type="string">
            <text:p>en cours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9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Amap des Rives de garonne Langon</text:p>
            <text:p/>
            <text:p>les bouyrricous de Pellegrue</text:p>
            <text:p/>
            <text:p>Réseau de distribution circuit court</text:p>
            <text:p/>
            <text:p>Association Biotimarrons</text:p>
            <text:p/>
            <text:p>(asso type Amap + marché mensuel)</text:p>
            <text:p/>
            <text:p>AMAP Tresses</text:p>
            <text:p/>
            <text:p>AMAP Castillon Le vert de terre</text:p>
            <text:p/>
            <text:p>AMAP Créon Paillet</text:p>
            <text:p/>
            <text:p>Durablement bio</text:p>
            <text:p/>
            <text:p>-AMAP</text:p>
            <text:p>Eymet</text:p>
            <text:p/>
            <text:p>Le Panier Loubésien</text:p>
            <text:p/>
            <text:p>Gourmandignes Cenon</text:p>
            <text:p/>
            <text:p>AMAP Saint Emilion</text:p>
            <text:p/>
            <text:p>AGAPES (Libourne)</text:p>
            <text:p/>
            <text:p>Arrosoir aux légumes (Floirac)</text:p>
            <text:p/>
            <text:p>Brouettes et Paniers (Prignac et Marcamps)</text:p>
            <text:p/>
            <text:p>-AMAP Coutras</text:p>
            <text:p/>
            <text:p>-AMAP Le Pré de</text:p>
            <text:p>Carignan</text:p>
            <text:p/>
            <text:p>AMAP de Mussidan</text:p>
            <text:p/>
            <text:p>Marché mensuel de Belvès de Castillon</text:p>
            <text:p/>
            <text:p>Drive sainte foy</text:p>
            <text:p/>
            <text:p>Castillon en transition (épicerie Bio + distribution hebdomadaire</text:p>
            <text:p/>
            <text:p>Rien que des terriens (CUB Bordeaux)</text:p>
            <text:p/>
            <text:p>Réseau de distribution circuit court</text:p>
            <text:p/>
            <text:p>Le panier foyen (Asso type AMAP)</text:p>
            <text:p/>
            <text:p>Enfin bio (Saint Pierre d'Eyraud) Réseau de distribution circuit court</text:p>
            <text:p/>
            <text:p>La récolte paysanne Floirac (Livraison à domicile)</text:p>
            <text:p/>
            <text:p>Bio essentiel (port sainte Foy)</text:p>
            <text:p/>
            <text:p>Saveurs de saisons (magasin producteurs)Lamonzie Saint Martin)</text:p>
            <text:p/>
            <text:p>Le goût des saisons : magasin de producteurs locaux (Fronsac)</text:p>
            <text:p/>
            <text:p>Biocoop Bergerac</text:p>
            <text:p/>
            <text:p>Ets Penisson épicerie Bio</text:p>
            <text:p/>
            <text:p/>
            <text:p>BESSON Matthieu</text:p>
            <text:p/>
            <text:p>épicerie Bio, Le Pizou</text:p>
            <text:p/>
            <text:p>Olivier Gobin</text:p>
            <text:p/>
            <text:p>Distributeur sur les marchés et AMAP panier foyen</text:p>
            <text:p/>
            <text:p/>
            <text:p>Drive fermier La Réole</text:p>
            <text:p/>
            <text:p>petit marché (Saint Antoine de Breuilh)</text:p>
            <text:p/>
            <text:p>marché citoyen Saint Macaire</text:p>
            <text:p/>
            <text:p>Marché Eymet</text:p>
            <text:p/>
            <text:p>Marché Sainte Foy la grande</text:p>
            <text:p/>
            <text:p>Marché Castillon</text:p>
            <text:p/>
            <text:p>Marché Libourne</text:p>
            <text:p/>
            <text:p>Marché La Réole</text:p>
            <text:p/>
            <text:p>Marché Duras</text:p>
            <text:p/>
            <text:p>Marché Pellegrue</text:p>
          </table:table-cell>
          <table:table-cell table:style-name="ce62" office:value-type="string" calcext:value-type="string">
            <text:p>Intégration liste des lieux de vente/distrib</text:p>
          </table:table-cell>
          <table:table-cell/>
          <table:table-cell table:style-name="ce67" office:value-type="string" calcext:value-type="string">
            <text:p>a faire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table:style-name="ce59" office:value-type="string" calcext:value-type="string">
            <text:p>Thomas</text:p>
          </table:table-cell>
          <table:table-cell office:value-type="string" calcext:value-type="string">
            <text:p>evolution/correctif</text:p>
          </table:table-cell>
          <table:table-cell table:style-name="ce62" office:value-type="string" calcext:value-type="string">
            <text:p>Ne pas perdre la liste non détaillé de produits lors de navigations : signaler et FORM_POST en sortie de page.</text:p>
          </table:table-cell>
          <table:table-cell table:style-name="ce62" table:number-columns-repeated="2"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style-name="ce62"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résilience / solidarité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Céline</text:p>
          </table:table-cell>
          <table:table-cell office:value-type="string" calcext:value-type="string">
            <text:p>evolution/correctif</text:p>
          </table:table-cell>
          <table:table-cell office:value-type="string" calcext:value-type="string">
            <text:p>Page questions / retours producteurs sur questions personnels/Graves</text:p>
          </table:table-cell>
          <table:table-cell office:value-type="string" calcext:value-type="string">
            <text:p>A intégrer solution</text:p>
          </table:table-cell>
          <table:table-cell/>
          <table:table-cell table:style-name="ce68" office:value-type="string" calcext:value-type="string">
            <text:p>En attente demandes/besoins CET</text:p>
          </table:table-cell>
          <table:table-cell table:style-name="ce73" office:value-type="string" calcext:value-type="string">
            <text:p>Haute</text:p>
          </table:table-cell>
          <table:table-cell table:number-columns-repeated="1017"/>
        </table:table-row>
        <table:table-row table:style-name="ro6" table:number-rows-repeated="3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ette v4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ce79"/>
        <table:table-column table:style-name="co12" table:default-cell-style-name="ce58"/>
        <table:table-column table:style-name="co6" table:default-cell-style-name="Default"/>
        <table:table-column table:style-name="co13" table:default-cell-style-name="Default"/>
        <table:table-column table:style-name="co6" table:number-columns-repeated="1015" table:default-cell-style-name="Default"/>
        <table:table-row table:style-name="ro10">
          <table:table-cell table:style-name="ce74" office:value-type="string" calcext:value-type="string">
            <text:p>Qui ?</text:p>
          </table:table-cell>
          <table:table-cell table:style-name="ce74" office:value-type="string" calcext:value-type="string">
            <text:p>Quelle Pages/section ?</text:p>
          </table:table-cell>
          <table:table-cell table:style-name="ce74" office:value-type="string" calcext:value-type="string">
            <text:p>Version ?</text:p>
          </table:table-cell>
          <table:table-cell table:style-name="ce74" office:value-type="string" calcext:value-type="string">
            <text:p>version à impacter ?</text:p>
          </table:table-cell>
          <table:table-cell table:style-name="ce74" office:value-type="string" calcext:value-type="string">
            <text:p>Type de retour</text:p>
          </table:table-cell>
          <table:table-cell table:style-name="ce78" office:value-type="string" calcext:value-type="string">
            <text:p>Quoi ?</text:p>
          </table:table-cell>
          <table:table-cell table:style-name="ce74" office:value-type="string" calcext:value-type="string">
            <text:p>avancement</text:p>
          </table:table-cell>
          <table:table-cell table:style-name="ce74" office:value-type="string" calcext:value-type="string">
            <text:p>priorité</text:p>
          </table:table-cell>
          <table:table-cell table:style-name="ce74" office:value-type="string" calcext:value-type="string">
            <text:p>note de correctif</text:p>
          </table:table-cell>
          <table:table-cell table:style-name="ce74" table:number-columns-repeated="1015"/>
        </table:table-row>
        <table:table-row table:style-name="ro2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njour Thomas, je relève une erreur concernant les surfaces souys serre: la valeur doit être exprimée soit en ares soit en m2 car en Hectare il est impossible de rentrer une valeur pour la plupart des producteurs (1Hectare= 10 000m2 !…)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7">
          <table:table-cell table:style-name="ce62" office:value-type="string" calcext:value-type="string">
            <text:p>Céline</text:p>
          </table:table-cell>
          <table:table-cell table:style-name="ce62"/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Autre erreur sur le questionnaire et le récapitulatif Téléphone Fix , l'orthographe correct est "fixe"</text:p>
          </table:table-cell>
          <table:table-cell table:style-name="ce80" office:value-type="string" calcext:value-type="string">
            <text:p>corrigé</text:p>
          </table:table-cell>
          <table:table-cell table:style-name="ce62" table:number-columns-repeated="1017"/>
        </table:table-row>
        <table:table-row table:style-name="ro2">
          <table:table-cell office:value-type="string" calcext:value-type="string">
            <text:p>Elizabeth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En plus des commentaires ci dessus, j'ai vu :</text:p>
            <text:p/>
            <text:p>lieu de distribution : rajouter les marchés, avec espace libre pour indiquer les lieux . 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la question sur cagette.net arrive trop tôt et devrait être sur cagette pro ou contribution à des groupes cagette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mettre les activités de production en ordre alphabétique et choisir entre le métier ou le produit mais ne pas mélanger les 2; pour le bétail il faut ajouter un champ pour dire de quel élevage il s'agit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ajouter une question pour savoir si ils utilisent un centre de gestion ou font leur gestion eux-même ou font appel à un comptable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/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dans le même ordre d'idées, ajouter une question pour savoir si ils font appel à une aide administrative (professionnelle ou familiale), si ils ont du support technique, du support financier et du support pour la communication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pour les difficultés, regrouper les manques d'un côté et les trop de l'autre; dans les manques, savoir si ils connaissent les aides potentielles; et dans les trop, voir pour les charges financières (MSA, foin, plants, graines, …)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avez-vous bénéficié..." ajouter reconversion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êtes-vous...", ajouter cotisant solidaire et exploitant à titre principal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4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selon vous les prix...." ajouter "quels critères utilisez-vous pour fixer vos prix?</text:p>
            <text:p>- base = prix de la concurrence locale, ou</text:p>
            <text:p>- prix du marché (voir agrimer, ex. agrimer Bio et agrimer en gros)</text:p>
            <text:p>- calcul à partir du temps passé + charges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clientèle", ne pas mettre smicards, mais plutôt "petits revenus", mixte</text:p>
          </table:table-cell>
          <table:table-cell table:style-name="ce80" office:value-type="string" calcext:value-type="string">
            <text:p>corrigé</text:p>
          </table:table-cell>
          <table:table-cell office:value-type="string" calcext:value-type="string">
            <text:p><text:s/>??? mixte ???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"vos produits sont vendus..." à remettre + tôt avec la question sur comment vous trouvez les prix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pensez-vous travailler...." ajouter les nombre d'heures par semaine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reconnaissance", il manque l'option "est-ce que votre travail est "connu" (avant d'être reconnu)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question "quelles sont vos principales difficultés" à regrouper avec la question sur les difficultés qui est au début du sondage</text:p>
          </table:table-cell>
          <table:table-cell table:style-name="ce80" office:value-type="string" calcext:value-type="string">
            <text:p>corrigé</text:p>
          </table:table-cell>
          <table:table-cell office:value-type="string" calcext:value-type="string">
            <text:p>fusionné avec difficultés</text:p>
          </table:table-cell>
          <table:table-cell table:number-columns-repeated="1016"/>
        </table:table-row>
        <table:table-row table:style-name="ro15">
          <table:table-cell office:value-type="string" calcext:value-type="string">
            <text:p>Antoinette / Sabrina</text:p>
          </table:table-cell>
          <table:table-cell office:value-type="string" calcext:value-type="string">
            <text:p>sonadage</text:p>
          </table:table-cell>
          <table:table-cell table:style-name="ce62"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Revoir la dernière question: peut-être mettre des champs ouverts?</text:p>
            <text:p>- vous aimeriez produire plus? si oui, comment?</text:p>
            <text:p>- vous aimeriez être plus proche de vos valeurs? si oui, comment?</text:p>
            <text:p>- votre organisation est-elle optimum? si non, comment pensez vous pouvoir l'optimiser à l'avenir?</text:p>
          </table:table-cell>
          <table:table-cell table:style-name="ce37" office:value-type="string" calcext:value-type="string">
            <text:p>Imprécis</text:p>
          </table:table-cell>
          <table:table-cell table:number-columns-repeated="1017"/>
        </table:table-row>
        <table:table-row table:style-name="ro7">
          <table:table-cell office:value-type="string" calcext:value-type="string">
            <text:p>Thomas</text:p>
          </table:table-cell>
          <table:table-cell office:value-type="string" calcext:value-type="string">
            <text:p>infos générales / sondage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en modification, lancer les scripts de RG pour précontroler les champs obligatoires (sauf le mdp!)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récap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listing avec code couleur des produits.</text:p>
          </table:table-cell>
          <table:table-cell table:style-name="ce80" office:value-type="string" calcext:value-type="string">
            <text:p>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Gérer les pertes de session… Session time to live setter à 90mn si possible. Notifier de pertes de sessions commes surles site de banques en lign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il d’ariane non clickable mais avec actions page suivante précédente.</text:p>
          </table:table-cell>
          <table:table-cell table:style-name="ce28" office:value-type="string" calcext:value-type="string">
            <text:p>Ne sera pas corrigé</text:p>
          </table:table-cell>
          <table:table-cell table:style-name="ce83" office:value-type="string" calcext:value-type="string">
            <text:p>moyenne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v4</text:p>
          </table:table-cell>
          <table:table-cell table:style-name="ce62" office:value-type="string" calcext:value-type="string">
            <text:p>v4</text:p>
          </table:table-cell>
          <table:table-cell table:style-name="ce77" office:value-type="string" calcext:value-type="string">
            <text:p>bug</text:p>
          </table:table-cell>
          <table:table-cell office:value-type="string" calcext:value-type="string">
            <text:p>ne pas lister autre autres Autre Autres depuis les fichiers de listes.</text:p>
          </table:table-cell>
          <table:table-cell table:style-name="ce45" office:value-type="string" calcext:value-type="string">
            <text:p>demander si à faire</text:p>
          </table:table-cell>
          <table:table-cell table:style-name="ce51"/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Siret non obligatoire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4">
          <table:table-cell table:style-name="ce19" office:value-type="string" calcext:value-type="string">
            <text:p>Thomas</text:p>
          </table:table-cell>
          <table:table-cell table:style-name="ce19"/>
          <table:table-cell table:style-name="ce19" office:value-type="string" calcext:value-type="string">
            <text:p>v4</text:p>
          </table:table-cell>
          <table:table-cell table:style-name="ce19"/>
          <table:table-cell table:style-name="ce25" office:value-type="string" calcext:value-type="string">
            <text:p>correctif</text:p>
          </table:table-cell>
          <table:table-cell table:style-name="ce27" office:value-type="string" calcext:value-type="string">
            <text:p>Ordre du sondage : n2 avant n1 (commencer par vous êtes ?)</text:p>
          </table:table-cell>
          <table:table-cell table:style-name="ce80" office:value-type="string" calcext:value-type="string">
            <text:p>corrigé</text:p>
          </table:table-cell>
          <table:table-cell table:style-name="ce19"/>
          <table:table-cell table:style-name="ce19" office:value-type="string" calcext:value-type="string">
            <text:p>Le sondage est couplé. La première zone difficultés n’enfait pas partie. Cette zone peux venir avant ou après le sondage mais pas au millieu.</text:p>
          </table:table-cell>
          <table:table-cell table:style-name="ce19" table:number-columns-repeated="1015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Nature privée du “sondage” (enquête)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boutons suivant précédent en dessous du fil d’ariane</text:p>
          </table:table-cell>
          <table:table-cell table:style-name="ce28" office:value-type="string" calcext:value-type="string">
            <text:p>Ne sera pas corrigé</text:p>
          </table:table-cell>
          <table:table-cell table:number-columns-repeated="1017"/>
        </table:table-row>
        <table:table-row table:style-name="ro16">
          <table:table-cell office:value-type="string" calcext:value-type="string">
            <text:p>Elizabeth</text:p>
          </table:table-cell>
          <table:table-cell/>
          <table:table-cell office:value-type="string" calcext:value-type="string">
            <text:p>v4</text:p>
          </table:table-cell>
          <table:table-cell/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... A intégrer sous l'onglet "notre projet"</text:p>
            <text:p> L'association Castillonnais en transition est composé de girondins et périgo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s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</table:table-cell>
          <table:table-cell table:style-name="ce33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76" office:value-type="string" calcext:value-type="string">
            <text:p>évolution</text:p>
          </table:table-cell>
          <table:table-cell office:value-type="string" calcext:value-type="string">
            <text:p>try catchs et redirections page d’erreur avec option cotact + msg erreur typé vue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7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contrôles données obl dans les contrôleurs.</text:p>
          </table:table-cell>
          <table:table-cell table:style-name="ce33" office:value-type="string" calcext:value-type="string">
            <text:p>corrigé</text:p>
          </table:table-cell>
          <table:table-cell table:style-name="ce36" office:value-type="string" calcext:value-type="string">
            <text:p>moyenne</text:p>
          </table:table-cell>
          <table:table-cell table:style-name="ce19" office:value-type="string" calcext:value-type="string">
            <text:p>throw Exception if array[] of madatory data has an empty entry.</text:p>
          </table:table-cell>
          <table:table-cell table:style-name="ce19" table:number-columns-repeated="1015"/>
        </table:table-row>
        <table:table-row table:style-name="ro18">
          <table:table-cell table:style-name="ce19" office:value-type="string" calcext:value-type="string">
            <text:p>Groupe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4</text:p>
          </table:table-cell>
          <table:table-cell table:style-name="ce25" office:value-type="string" calcext:value-type="string">
            <text:p>correctif</text:p>
          </table:table-cell>
          <table:table-cell table:style-name="ce38" office:value-type="string" calcext:value-type="string">
            <text:p>Corrections sur V4 (session en groupe) :</text:p>
            <text:p/>
            <text:p><text:span text:style-name="T1">Garantit </text:span><text:span text:style-name="T2">FAIT</text:span></text:p>
            <text:p/>
            <text:p>vos clients ( vos consommateurs) : <text:span text:style-name="T3">??????</text:span></text:p>
            <text:p/>
            <text:p><text:span text:style-name="T1">InformationS au pluriel </text:span><text:span text:style-name="T2">FAIT</text:span></text:p>
            <text:p/>
            <text:p><text:span text:style-name="T1">Nom de la ferme ( supprimer commercial) </text:span><text:span text:style-name="T2">FAIT</text:span></text:p>
            <text:p/>
            <text:p>Cagette.net : à déplacer dans la zone de commercialisation</text:p>
            <text:p/>
            <text:p><text:span text:style-name="T4">zone sur les outils digitaux : à dérouler : </text:span><text:span text:style-name="T5">FAIT</text:span></text:p>
            <text:p/>
            <text:p><text:span text:style-name="T1">Vos activités ( au pluriel) </text:span><text:span text:style-name="T2">FAIT</text:span></text:p>
            <text:p/>
            <text:p>supprimer "organisme certificateur bio" : <text:span text:style-name="T6">FAIT</text:span></text:p>
            <text:p/>
            <text:p><text:span text:style-name="T1">mettre en gras "plein champ" et "serre" </text:span><text:span text:style-name="T2">FAIT</text:span></text:p>
            <text:p/>
            <text:p>Pour mieux vous connaître (ces informations sont confidentielles) : ( sondage) <text:span text:style-name="T6">FAIT</text:span></text:p>
            <text:p/>
            <text:p>vous êtes installés x hors cadre familial .... précisez : ...…<text:span text:style-name="T3"> ne peux être automatisé pour l’instant.</text:span></text:p>
            <text:p><text:span text:style-name="T3"/></text:p>
            <text:p><text:span text:style-name="T1">formation agricole : précisez : .… </text:span><text:span text:style-name="T7"> ne peux être automatisé pour l’instant.</text:span></text:p>
            <text:p><text:span text:style-name="T8"/></text:p>
            <text:p/>
            <text:p><text:span text:style-name="T1">d'une aide à la reconversion précisez : ....  </text:span><text:span text:style-name="T7"> ne peux être automatisé pour l’instant.</text:span></text:p>
            <text:p><text:span text:style-name="T8"/></text:p>
          </table:table-cell>
          <table:table-cell table:style-name="ce33" office:value-type="string" calcext:value-type="string">
            <text:p>corrigé</text:p>
          </table:table-cell>
          <table:table-cell table:style-name="ce53" office:value-type="string" calcext:value-type="string">
            <text:p>Majeur</text:p>
          </table:table-cell>
          <table:table-cell table:style-name="ce19" office:value-type="string" calcext:value-type="string">
            <text:p>Les pchamp de saisies pour pécisions dans le sondage ne peuvent être ajoutées aussifacilement car le sondage est automatisé depuis un fichier plat.</text:p>
          </table:table-cell>
          <table:table-cell table:style-name="ce19" table:number-columns-repeated="1015"/>
        </table:table-row>
        <table:table-row table:style-name="ro19">
          <table:table-cell office:value-type="string" calcext:value-type="string">
            <text:p>Fanny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charte graphique. CF framavox retours v4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20">
          <table:table-cell office:value-type="string" calcext:value-type="string">
            <text:p>Elizabeth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Elizabeth W (Framavox) &lt;notifications@framavox.org&gt;</text:p>
            <text:p/>
            <text:p>Thu, 18 Jun, 23:53 (6 hours ago)</text:p>
            <text:p/>
            <text:p>to me</text:p>
            <text:p>Images are not displayed. Display images below - Always display images from notifications@framavox.org</text:p>
            <text:p>   </text:p>
            <text:p>Translate message</text:p>
            <text:p>Turn off for: French</text:p>
            <text:p>﻿﻿﻿﻿﻿﻿﻿﻿</text:p>
            <text:p>EW</text:p>
            <text:p>Elizabeth W commented in: QUESTIONNAIRE : retours V4</text:p>
            <text:p/>
            <text:p>Merci !</text:p>
            <text:p/>
            <text:p>premiers commentaires :</text:p>
            <text:p/>
            <text:p>Il me semble que la première partie "explicative" ne fait pas partie de la section ""vous êtes Producteur" mais de la section "notre projet" , et j'ai fait parvenir le texte proposé par Pascal à Thomas, voir ci dessous ; le questionnaire commence à "voici le questionnaire ... "</text:p>
            <text:p/>
            <text:p>Proposition de texte pour la section "Notre projet ":</text:p>
            <text:p/>
            <text:p>L'association Castillonnais en transition est composé de girondins et périgourdins engagés. Elle travaillent au développement de la bio locale.</text:p>
            <text:p/>
            <text:p>Nos priorités sont de :</text:p>
            <text:p/>
            <text:p>- remettre l'agriculture, l'alimentation, le vivant, à une place centrale</text:p>
            <text:p/>
            <text:p>- renforcer la résilience alimentaire de nos territoires</text:p>
            <text:p/>
            <text:p>- créer du lien, de la solidarité et de l'entraide entre les producteurs, comme entre les producteurs et les consommateurs, les collectivités locales engagées, les associations, les chercheurs...</text:p>
            <text:p/>
            <text:p>A partir de ces priorités nous travaillons sur un projet de plate forme numérique financé par le Conseil régional de Nouvelle Aquitaine et l'Europe. Elle a un double objectif :</text:p>
            <text:p/>
            <text:p>- être exhaustive, en présentant gratuitement tout les producteurs bio qui le souhaitent, cela dans un rayon d'environ 40 km autour de Castillon la Bataille</text:p>
            <text:p/>
            <text:p>- être construite à partir de vos besoins et attentes. Le questionnaire ci-dessous va nous permettre de recueillir ces informations. Elles nous permettront de valoriser votre ferme, votre travail et de connaître vos attentes.</text:p>
            <text:p/>
            <text:p>Cet annuaire électronique sera couplé avec un annuaire papier .</text:p>
            <text:p/>
            <text:p>Par ailleurs, il me semble que les questions "enquête auprès des producteurs" seraient mieux en fin de section 1 (après les questions sur la commercialisation) .</text:p>
            <text:p/>
            <text:p>Pour le reste , il me semble qu'on retrouve bien toutes les remarques. Merci encore ! 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table:style-name="ce19"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4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Zone de saisie avec accordéons + icones &amp; event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Céline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5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appliquer modifications depuis pdf v5 questionnaire.</text:p>
          </table:table-cell>
          <table:table-cell table:style-name="ce81" office:value-type="string" calcext:value-type="string">
            <text:p>à faire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Générer un identifiant depuis les données siret, email, n°tel fixe ou portable. Notifier modalement si les 4 données ne sont pas renseignées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depuis le controller de page d’erreure, logger tout les niveaux.</text:p>
          </table:table-cell>
          <table:table-cell table:style-name="ce80" office:value-type="string" calcext:value-type="string">
            <text:p>corrigé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1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charger les tableaux de libelles réponse depuis file reader au démarrage (1 fois et pas à chaque http versindex.php).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Boissons ???? les boissons ne sont paslistées.</text:p>
          </table:table-cell>
          <table:table-cell table:style-name="ce39" office:value-type="string" calcext:value-type="string">
            <text:p>erreurede spec ?</text:p>
          </table:table-cell>
          <table:table-cell table:style-name="ce82" office:value-type="string" calcext:value-type="string">
            <text:p>Majeur</text:p>
          </table:table-cell>
          <table:table-cell table:number-columns-repeated="1016"/>
        </table:table-row>
        <table:table-row table:style-name="ro14">
          <table:table-cell table:style-name="ce19"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table:style-name="ce27" office:value-type="string" calcext:value-type="string">
            <text:p>/**</text:p>
            <text:p>     * Vérifier si couplage email | tel fixe | tel port existe en base. </text:p>
            <text:p>     * Si oui, erreure car le producteur est déjà inscrit.</text:p>
            <text:p>     */</text:p>
          </table:table-cell>
          <table:table-cell table:style-name="ce41" office:value-type="string" calcext:value-type="string">
            <text:p>Ne sera pas corrigé</text:p>
          </table:table-cell>
          <table:table-cell table:style-name="ce19"/>
          <table:table-cell table:style-name="ce19" office:value-type="string" calcext:value-type="string">
            <text:p>Le producteur peux s’inscrire deux fois s’il le souhaite.</text:p>
          </table:table-cell>
          <table:table-cell table:style-name="ce19" table:number-columns-repeated="1015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6" office:value-type="string" calcext:value-type="string">
            <text:p>test</text:p>
          </table:table-cell>
          <table:table-cell office:value-type="string" calcext:value-type="string">
            <text:p>tester drive avec adresse et jours 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75" office:value-type="string" calcext:value-type="string">
            <text:p>correctif</text:p>
          </table:table-cell>
          <table:table-cell office:value-type="string" calcext:value-type="string">
            <text:p>Faut-il supprimer les options “Autre(s)” dans les fichiers plats ????</text:p>
          </table:table-cell>
          <table:table-cell table:style-name="ce39" office:value-type="string" calcext:value-type="string">
            <text:p>erreurede spec ?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Prendre connaissance de notre politique relative aux données numériques.</text:p>
          </table:table-cell>
          <table:table-cell table:style-name="ce81" office:value-type="string" calcext:value-type="string">
            <text:p>à faire</text:p>
          </table:table-cell>
          <table:table-cell table:number-columns-repeated="1017"/>
        </table:table-row>
        <table:table-row table:style-name="ro13">
          <table:table-cell office:value-type="string" calcext:value-type="string">
            <text:p>thomas</text:p>
          </table:table-cell>
          <table:table-cell table:style-name="ce19" office:value-type="string" calcext:value-type="string">
            <text:p>*</text:p>
          </table:table-cell>
          <table:table-cell table:number-columns-repeated="2" table:style-name="ce19" office:value-type="string" calcext:value-type="string">
            <text:p>v*</text:p>
          </table:table-cell>
          <table:table-cell table:style-name="ce23" office:value-type="string" calcext:value-type="string">
            <text:p>évolution</text:p>
          </table:table-cell>
          <table:table-cell office:value-type="string" calcext:value-type="string">
            <text:p>recharger les listes sans redémarrer le serveur et la session php</text:p>
          </table:table-cell>
          <table:table-cell table:style-name="ce80" office:value-type="string" calcext:value-type="string">
            <text:p>corrigé</text:p>
          </table:table-cell>
          <table:table-cell table:number-columns-repeated="1017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uivi activités depuis 10 juin 2020 7h40" table:style-name="ta1">
        <table:table-column table:style-name="co14" table:default-cell-style-name="ce84"/>
        <table:table-column table:style-name="co15" table:default-cell-style-name="Default"/>
        <table:table-column table:style-name="co16" table:default-cell-style-name="Default"/>
        <table:table-column table:style-name="co6" table:number-columns-repeated="1021" table:default-cell-style-name="Default"/>
        <table:table-row table:style-name="ro21">
          <table:table-cell office:value-type="string" calcext:value-type="string">
            <text:p>10/juin/2020 7h40 à 8h30</text:p>
          </table:table-cell>
          <table:table-cell table:style-name="ce62" office:value-type="string" calcext:value-type="string">
            <text:p>organiser la visibilité sur avancés et activités pour lever les inquiétudes du CA projet CAL.</text:p>
          </table:table-cell>
          <table:table-cell table:style-name="ce62" office:value-type="string" calcext:value-type="string">
            <text:p>faire un panneau scrum/kanban ?</text:p>
          </table:table-cell>
          <table:table-cell table:style-name="ce62" office:value-type="float" office:value="1" calcext:value-type="float">
            <text:p>1</text:p>
          </table:table-cell>
          <table:table-cell table:style-name="ce62" table:number-columns-repeated="1020"/>
        </table:table-row>
        <table:table-row table:style-name="ro6">
          <table:table-cell office:value-type="string" calcext:value-type="string">
            <text:p>10/juin/2020 8h30 à 8h45</text:p>
          </table:table-cell>
          <table:table-cell office:value-type="string" calcext:value-type="string">
            <text:p>Mail engagements suite à entretien individue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0/juin/2020 20h00 à 23h45</text:p>
          </table:table-cell>
          <table:table-cell office:value-type="string" calcext:value-type="string">
            <text:p>V4 questionnaire : repasse de la V4 sur la version web v0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11/juin/2020 00h00 à 01h45</text:p>
          </table:table-cell>
          <table:table-cell office:value-type="string" calcext:value-type="string">
            <text:p>Setup Github, local, et remote. Communication framavox sur ce sujet.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11/juin/2020 07h30 à 12h45</text:p>
          </table:table-cell>
          <table:table-cell table:style-name="ce62" office:value-type="string" calcext:value-type="string">
            <text:p>modifications projet v4 questionnaire : code, controlleurs, view, fichiers plats des listes. Commits Github et BU dessrc. Analyse <text:a xlink:href="https://www.lacourgette.org/" xlink:type="simple">https://www.lacourgette.org/</text:a> + réunion du matin 10h Célin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20"/>
        </table:table-row>
      </table:table>
      <table:table table:name="problématiques urgentes" table:style-name="ta1">
        <table:table-column table:style-name="co6" table:default-cell-style-name="Default"/>
        <table:table-column table:style-name="co17" table:default-cell-style-name="Default"/>
        <table:table-row table:style-name="ro6">
          <table:table-cell table:number-columns-repeated="2"/>
        </table:table-row>
      </table:table>
      <table:named-expressions/>
      <table:database-ranges>
        <table:database-range table:name="__Anonymous_Sheet_DB__1" table:target-range-address="'recette v4'.G1:'recette v4'.G4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 style:data-style-name="N2" text:time-value="17:40:10.340732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7T10:15:49.356717703</meta:creation-date>
    <dc:date>2020-06-22T18:09:21.040697613</dc:date>
    <meta:editing-duration>P1DT9H42M39S</meta:editing-duration>
    <meta:editing-cycles>166</meta:editing-cycles>
    <meta:generator>LibreOffice/6.0.7.3$Linux_X86_64 LibreOffice_project/00m0$Build-3</meta:generator>
    <meta:document-statistic meta:table-count="4" meta:cell-count="426" meta:object-count="0"/>
  </office:meta>
</office:document-meta>
</file>